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700000097009C4554377B70E9.png" manifest:media-type="image/png"/>
  <manifest:file-entry manifest:full-path="Pictures/10000000000000970000009748EBDB37BC6399FD.png" manifest:media-type="image/png"/>
  <manifest:file-entry manifest:full-path="Pictures/1000000000000097000000976574CC2B23DCD4CC.png" manifest:media-type="image/png"/>
  <manifest:file-entry manifest:full-path="Pictures/100000000000009700000097A20A50E5ECFDAD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193in" svg:y="-0.3319in" svg:width="1.5728in" svg:height="1.5728in" draw:z-index="0"><draw:image xlink:href="Pictures/100000000000009700000097A20A50E5ECFDADAE.png" xlink:type="simple" xlink:show="embed" xlink:actuate="onLoad"/></draw:frame><draw:frame draw:style-name="fr1" draw:name="Image2" text:anchor-type="paragraph" svg:x="5.7071in" svg:y="-0.2972in" svg:width="1.5728in" svg:height="1.5728in" draw:z-index="1"><draw:image xlink:href="Pictures/1000000000000097000000976574CC2B23DCD4CC.png" xlink:type="simple" xlink:show="embed" xlink:actuate="onLoad"/></draw:frame><draw:frame draw:style-name="fr1" draw:name="Image3" text:anchor-type="paragraph" svg:x="5.7165in" svg:y="8.1862in" svg:width="1.5728in" svg:height="1.5728in" draw:z-index="2"><draw:image xlink:href="Pictures/10000000000000970000009748EBDB37BC6399FD.png" xlink:type="simple" xlink:show="embed" xlink:actuate="onLoad"/></draw:frame><draw:frame draw:style-name="fr1" draw:name="Image4" text:anchor-type="paragraph" svg:x="-0.3689in" svg:y="8.211in" svg:width="1.5728in" svg:height="1.5728in" draw:z-index="3"><draw:image xlink:href="Pictures/100000000000009700000097009C4554377B70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7:31:49.669545627</meta:creation-date>
    <meta:print-date>2018-11-30T13:53:52.886838293</meta:print-date>
    <dc:date>2018-11-30T23:11:00.274453167</dc:date>
    <meta:editing-duration>P1DT1H17M2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